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1000002BCBCE48888DDED7F0A.png" manifest:media-type="image/png"/>
  <manifest:file-entry manifest:full-path="Pictures/100000000000019000000190756EAC4FD8628A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Lucida Handwriting" svg:font-family="'Lucida Handwriting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35cm" fo:min-width="27.7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382cm, 1.482cm, 1.2cm, 1.5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none" draw:fill-color="#000000" draw:textarea-horizontal-align="center" draw:textarea-vertical-align="middle" draw:auto-grow-height="false" draw:fit-to-size="false" fo:min-height="3.035cm" fo:min-width="7.219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66cc00" draw:opacity="35%" draw:textarea-horizontal-align="center" draw:textarea-vertical-align="middle" draw:auto-grow-height="false" draw:fit-to-size="false" fo:min-height="2.268cm" fo:min-width="2.99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5" style:family="graphic" style:parent-style-name="standard">
      <style:graphic-properties draw:stroke="none" svg:stroke-color="#000000" draw:fill="none" draw:fill-color="#ffffff" fo:min-height="3.188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482cm, 10.386cm, 3.638cm, 9.75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00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Comic Sans MS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="solid" draw:fill-color="#66cc00" draw:opacity="35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style:text-properties style:font-name="Lucida Handwriting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text-properties style:font-name="Lucida Handwriting" fo:font-size="18pt" fo:font-weight="normal" style:font-size-asian="18pt" style:font-weight-asian="normal" style:font-size-complex="18pt" style:font-weight-complex="normal"/>
    </style:style>
    <style:style style:name="P8" style:family="paragraph">
      <style:text-properties style:font-name="Lucida Handwriting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text-properties style:font-name="Lucida Handwriting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style:font-name="Lucida Handwriting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Lucida Handwriting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8.2cm" svg:height="8.6cm" svg:x="7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145cm" svg:height="5.056cm" svg:x="15.8cm" svg:y="1.9cm">
          <draw:image xlink:href="Pictures/100000000000019000000190756EAC4FD8628A15.png" xlink:type="simple" xlink:show="embed" xlink:actuate="onLoad">
            <text:p/>
          </draw:image>
          <draw:glue-point draw:id="4" svg:x="-0.052cm" svg:y="-4.8cm"/>
        </draw:frame>
        <draw:custom-shape draw:style-name="gr3" draw:text-style-name="P4" draw:layer="layout" svg:width="7.718cm" svg:height="3.296cm" svg:x="7.982cm" svg:y="2.204cm">
          <text:p text:style-name="P3"><text:span text:style-name="T1">Home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mirror-horizontal="false" draw:mirror-vertical="false" draw:type="fontwork-curve-down" draw:modifiers="3722.35105957617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4" draw:text-style-name="P5" draw:layer="layout" svg:width="3.49cm" svg:height="2.529cm" svg:x="12.41cm" svg:y="5.371cm">
          <text:p text:style-name="P3"><text:span text:style-name="T1">4.0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mirror-horizontal="false" draw:mirror-vertical="false" draw:type="fontwork-curve-down" draw:modifiers="3722.35105957617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5" draw:text-style-name="P7" draw:layer="layout" svg:width="11.424cm" svg:height="3.438cm" svg:x="22.576cm" svg:y="2.4cm">
          <draw:text-box>
            <text:p text:style-name="P6"><text:span text:style-name="T2">Knowing is the key towards sustainability</text:span></text:p>
          </draw:text-box>
        </draw:frame>
        <draw:frame draw:style-name="gr6" draw:text-style-name="P2" draw:layer="layout" svg:width="5.8cm" svg:height="5.72cm" svg:x="25cm" svg:y="4.28cm">
          <draw:image xlink:href="Pictures/1000000000000521000002BCBCE48888DDED7F0A.png" xlink:type="simple" xlink:show="embed" xlink:actuate="onLoad">
            <text:p/>
          </draw:image>
        </draw:frame>
        <draw:frame draw:style-name="gr7" draw:text-style-name="P9" draw:layer="layout" svg:width="12.3cm" svg:height="2.257cm" svg:x="7.8cm" svg:y="8.262cm">
          <draw:text-box>
            <text:p text:style-name="P8"><text:span text:style-name="T3">Where technology meets our way of liv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Lucida Handwriting" svg:font-family="'Lucida Handwriting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7:29.020000000</meta:creation-date>
    <dc:date>2017-04-06T15:29:22.411000000</dc:date>
    <meta:editing-duration>PT22M3S</meta:editing-duration>
    <meta:editing-cycles>7</meta:editing-cycles>
    <meta:generator>LibreOffice/5.1.5.2$Windows_x86 LibreOffice_project/7a864d8825610a8c07cfc3bc01dd4fce6a9447e5</meta:generator>
    <meta:document-statistic meta:object-count="7"/>
  </office:meta>
</office:document-meta>
</file>